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9208" calcext:value-type="float">
            <text:p>83.5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12864" calcext:value-type="float">
            <text:p>83.1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84264" calcext:value-type="float">
            <text:p>82.8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08064" calcext:value-type="float">
            <text:p>82.8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2368" calcext:value-type="float">
            <text:p>82.1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3352" calcext:value-type="float">
            <text:p>81.6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7696" calcext:value-type="float">
            <text:p>81.3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0248" calcext:value-type="float">
            <text:p>80.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4736" calcext:value-type="float">
            <text:p>80.5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16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956" calcext:value-type="float">
            <text:p>80.2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3424" calcext:value-type="float">
            <text:p>79.9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4032" calcext:value-type="float">
            <text:p>79.5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1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2888" calcext:value-type="float">
            <text:p>78.7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3184" calcext:value-type="float">
            <text:p>78.0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1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5568" calcext:value-type="float">
            <text:p>77.3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1416" calcext:value-type="float">
            <text:p>76.8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0896" calcext:value-type="float">
            <text:p>76.5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0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6384" calcext:value-type="float">
            <text:p>73.1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0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92" calcext:value-type="float">
            <text:p>73.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248" calcext:value-type="float">
            <text:p>73.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0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0912" calcext:value-type="float">
            <text:p>73.5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0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0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7568" calcext:value-type="float">
            <text:p>70.4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0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732" calcext:value-type="float">
            <text:p>69.9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0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94" calcext:value-type="float">
            <text:p>67.5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9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712" calcext:value-type="float">
            <text:p>64.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9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6872" calcext:value-type="float">
            <text:p>64.1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9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9216" calcext:value-type="float">
            <text:p>63.0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9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6008" calcext:value-type="float">
            <text:p>61.7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9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24" calcext:value-type="float">
            <text:p>61.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2808" calcext:value-type="float">
            <text:p>59.0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9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9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636" calcext:value-type="float">
            <text:p>58.5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8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2168" calcext:value-type="float">
            <text:p>57.7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8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768" calcext:value-type="float">
            <text:p>57.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8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616" calcext:value-type="float">
            <text:p>60.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86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7016" calcext:value-type="float">
            <text:p>56.8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8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3112" calcext:value-type="float">
            <text:p>56.9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8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832" calcext:value-type="float">
            <text:p>55.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8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4736" calcext:value-type="float">
            <text:p>53.8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8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5184" calcext:value-type="float">
            <text:p>52.1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7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8944" calcext:value-type="float">
            <text:p>51.7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7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2144" calcext:value-type="float">
            <text:p>50.6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7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6512" calcext:value-type="float">
            <text:p>49.8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7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556" calcext:value-type="float">
            <text:p>48.2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